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Apple Color Emoji', 'Segoe UI Emoji', 'Segoe UI 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256in" style:line-height-at-least="0.1965in" fo:widows="1" fo:text-indent="0in" style:auto-text-indent="false"/>
    </style:style>
    <style:style style:name="P2" style:family="paragraph" style:parent-style-name="Text_20_body">
      <style:paragraph-properties fo:margin-left="0in" fo:margin-right="0in" fo:margin-top="0in" fo:margin-bottom="0.1256in" style:line-height-at-least="0.1965in" fo:widows="1" fo:text-indent="0in" style:auto-text-indent="false"/>
      <style:text-properties fo:font-variant="normal" fo:text-transform="none" fo:color="#333333" style:font-name="Helvetica Neue" fo:font-size="9.05000019073486pt" fo:letter-spacing="normal" fo:font-style="normal" fo:font-weight="normal"/>
    </style:style>
    <style:style style:name="P3" style:family="paragraph" style:parent-style-name="Text_20_body" style:list-style-name="L1">
      <style:paragraph-properties fo:margin-top="0in" fo:margin-bottom="0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4" style:family="paragraph" style:parent-style-name="Text_20_body" style:list-style-name="L5">
      <style:paragraph-properties fo:margin-top="0in" fo:margin-bottom="0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5" style:family="paragraph" style:parent-style-name="Text_20_body" style:list-style-name="L8">
      <style:paragraph-properties fo:margin-top="0in" fo:margin-bottom="0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6" style:family="paragraph" style:parent-style-name="Text_20_body" style:list-style-name="L14">
      <style:paragraph-properties fo:margin-top="0in" fo:margin-bottom="0in" style:line-height-at-least="0.1965in" fo:widows="1" fo:padding="0in" fo:border="none"/>
    </style:style>
    <style:style style:name="P7" style:family="paragraph" style:parent-style-name="Text_20_body" style:list-style-name="L1">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8" style:family="paragraph" style:parent-style-name="Text_20_body" style:list-style-name="L2">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9" style:family="paragraph" style:parent-style-name="Text_20_body" style:list-style-name="L3">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10" style:family="paragraph" style:parent-style-name="Text_20_body" style:list-style-name="L4">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11" style:family="paragraph" style:parent-style-name="Text_20_body" style:list-style-name="L5">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12" style:family="paragraph" style:parent-style-name="Text_20_body" style:list-style-name="L6">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13" style:family="paragraph" style:parent-style-name="Text_20_body" style:list-style-name="L8">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14" style:family="paragraph" style:parent-style-name="Text_20_body" style:list-style-name="L9">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15" style:family="paragraph" style:parent-style-name="Text_20_body" style:list-style-name="L10">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16" style:family="paragraph" style:parent-style-name="Text_20_body" style:list-style-name="L11">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17" style:family="paragraph" style:parent-style-name="Text_20_body" style:list-style-name="L12">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18" style:family="paragraph" style:parent-style-name="Text_20_body" style:list-style-name="L13">
      <style:paragraph-properties fo:margin-top="0in" fo:margin-bottom="0.1256in" style:line-height-at-least="0.1965in" fo:widows="1" fo:padding="0in" fo:border="none"/>
      <style:text-properties fo:font-variant="normal" fo:text-transform="none" fo:color="#333333" style:font-name="Helvetica Neue" fo:font-size="9.05000019073486pt" fo:letter-spacing="normal" fo:font-style="normal" fo:font-weight="normal"/>
    </style:style>
    <style:style style:name="P19" style:family="paragraph" style:parent-style-name="Text_20_body" style:list-style-name="L7">
      <style:paragraph-properties fo:margin-top="0in" fo:margin-bottom="0.1256in" style:line-height-at-least="0.1965in" fo:widows="1" fo:padding="0in" fo:border="none"/>
    </style:style>
    <style:style style:name="P20" style:family="paragraph" style:parent-style-name="Heading_20_3">
      <style:paragraph-properties fo:margin-left="0in" fo:margin-right="0in" fo:margin-top="0in" fo:margin-bottom="0.1256in" fo:line-height="143%" fo:widows="1" fo:text-indent="0in" style:auto-text-indent="false"/>
      <style:text-properties fo:font-variant="normal" fo:text-transform="none" fo:color="#333333" style:font-name="Helvetica Neue" fo:letter-spacing="normal" fo:font-style="normal" fo:font-weight="bold"/>
    </style:style>
    <style:style style:name="P21" style:family="paragraph" style:parent-style-name="Heading_20_2">
      <style:text-properties fo:font-variant="normal" fo:text-transform="none" fo:color="#333333" style:font-name="Helvetica Neue" fo:letter-spacing="normal" fo:font-style="normal" fo:font-weight="bold"/>
    </style:style>
    <style:style style:name="P22" style:family="paragraph" style:parent-style-name="Heading_20_4">
      <style:paragraph-properties fo:margin-left="0in" fo:margin-right="0in" fo:margin-top="0in" fo:margin-bottom="0.1256in" fo:line-height="140%" fo:widows="1" fo:text-indent="0in" style:auto-text-indent="false"/>
      <style:text-properties fo:font-variant="normal" fo:text-transform="none" fo:color="#333333" style:font-name="Helvetica Neue" fo:letter-spacing="normal" fo:font-style="normal" fo:font-weight="bold"/>
    </style:style>
    <style:style style:name="P23" style:family="paragraph" style:parent-style-name="Heading_20_4">
      <style:paragraph-properties fo:margin-left="0in" fo:margin-right="0in" fo:margin-top="0in" fo:margin-bottom="0.1256in" fo:line-height="140%" fo:widows="1" fo:text-indent="0in" style:auto-text-indent="false"/>
      <style:text-properties fo:font-variant="normal" fo:text-transform="none" fo:color="#333333" fo:letter-spacing="normal"/>
    </style:style>
    <style:style style:name="P24" style:family="paragraph" style:parent-style-name="Heading_20_5">
      <style:paragraph-properties fo:margin-left="0in" fo:margin-right="0in" fo:margin-top="0in" fo:margin-bottom="0.1256in" fo:line-height="140%" fo:widows="1" fo:text-indent="0in" style:auto-text-indent="false"/>
      <style:text-properties fo:font-variant="normal" fo:text-transform="none" fo:color="#333333" style:font-name="Helvetica Neue" fo:letter-spacing="normal" fo:font-style="normal" fo:font-weight="bold"/>
    </style:style>
    <style:style style:name="T1" style:family="text">
      <style:text-properties style:font-name="Helvetica Neue" fo:font-style="normal" fo:font-weight="bold"/>
    </style:style>
    <style:style style:name="T2" style:family="text">
      <style:text-properties fo:font-variant="normal" fo:text-transform="none" fo:color="#333333" style:font-name="Helvetica Neue" fo:font-size="9.05000019073486pt" fo:letter-spacing="normal" fo:font-style="normal" fo:font-weight="bold"/>
    </style:style>
    <style:style style:name="T3" style:family="text">
      <style:text-properties fo:font-variant="normal" fo:text-transform="none" fo:color="#333333" style:font-name="Helvetica Neue" fo:font-size="9.05000019073486pt" fo:letter-spacing="normal" fo:font-style="normal" fo:font-weight="normal"/>
    </style:style>
    <style:style style:name="T4" style:family="text">
      <style:text-properties fo:font-variant="normal" fo:text-transform="none" fo:color="#4078c0" style:text-line-through-style="none" style:font-name="Helvetica Neue" fo:font-size="9.05000019073486pt" fo:letter-spacing="normal"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2">Stacey D. Maples</text:h>
      <text:p text:style-name="P1"><text:span text:style-name="Strong_20_Emphasis"><text:span text:style-name="T2">GIS Manager, Specialist, Instructor, Evangelist &amp; Geospatial Swiss Army Knife</text:span></text:span><text:span text:style-name="T3"><text:line-break/></text:span><text:a xlink:type="simple" xlink:href="mailto:stacey.maples@gmail.com" text:style-name="Internet_20_link" text:visited-style-name="Visited_20_Internet_20_Link"><text:span text:style-name="T4">stacey.maples@gmail.com</text:span></text:a><text:span text:style-name="T3"><text:line-break/>@mapninja</text:span></text:p>
      <text:p text:style-name="Horizontal_20_Line"/>
      <text:h text:style-name="P22" text:outline-level="4"><text:bookmark text:name="user-content-references"/>References</text:h>
      <text:p text:style-name="P2">On Request</text:p>
      <text:p text:style-name="Horizontal_20_Line"/>
      <text:h text:style-name="P22" text:outline-level="4"><text:bookmark text:name="user-content-objective"/>Objective</text:h>
      <text:p text:style-name="P2">To allow researchers, scholars and do-gooders to do more meaningful work by helping them investigate, quantify and solve spatial problems with technology, and to be always doing something at least moderately amazing</text:p>
      <text:p text:style-name="Horizontal_20_Line"/>
      <text:h text:style-name="P22" text:outline-level="4"><text:bookmark text:name="user-content-skills"/>Skills</text:h>
      <text:list xml:id="list8774745138243784104" text:style-name="L1">
        <text:list-item>
          <text:p text:style-name="P7">Over 18 years of experience using Geographic Information Systems and geotechnology for research and teaching, the last 9 spent as Yale University's Geospatial Swiss Army Knife.</text:p>
        </text:list-item>
        <text:list-item>
          <text:p text:style-name="P7">Expertise in a broad range of geospatial and supporting software and hardware, including:</text:p>
          <text:list>
            <text:list-item>
              <text:p text:style-name="P3">The entire Esri GIS Software Ecosystem, including ArcGIS Desktop, ArcExplorer, ArcGIS for Server, ArcSDE, ArcPad, Collector for ArcGIS, ArcGIS for Android, ArcGIS for iOS, ArcGIS Online for Organizations, koop, and even ArcIMS.</text:p>
            </text:list-item>
            <text:list-item>
              <text:p text:style-name="P3">A variety of other GIS and related software platforms, including (but not limited to) Google Earth Pro, QGIS, OpenGeoportal, Geoserver, TileMill, GDAL, DNRGPS, ENVI</text:p>
            </text:list-item>
            <text:list-item>
              <text:p text:style-name="P3">Web-based GIS platforms, APIs and services, including Google Maps, Google Maps Engine, Google Maps API, Google Geocoding API, Google Directions API, Google Earth Engine, Google Earth Engine Playground/API, CartoDB, Mapbox, OpenStreetMap, GeoCommons, Geojson.io, MapShaper.org, OpenMapquest API, Geolocate API, OpenLayers, Leaflet.js and more</text:p>
            </text:list-item>
            <text:list-item>
              <text:p text:style-name="P3">Development and scripting languages, including Python, JavaScript, MS-DOS Batch Scripting, and Unix Shell</text:p>
            </text:list-item>
            <text:list-item>
              <text:p text:style-name="P3">Operating systems, including all Windows Desktop and Server, Debian GNU/Linux, Ubuntu GNU/Linux, and RHEL</text:p>
            </text:list-item>
            <text:list-item>
              <text:p text:style-name="P3">Application and database platforms, including Apache, IIS, Tomcat, MS SQL Server, MySQL, PostgreSQL</text:p>
            </text:list-item>
            <text:list-item>
              <text:p text:style-name="P3">Web markup, application platforms and data formats, including HTML, PHP, JavaScript, XML, Markdown, (Geo)JSON, KML, GML and others</text:p>
            </text:list-item>
            <text:list-item>
              <text:p text:style-name="P3">Consumer grade GPS Equipment, including extensive experience with Garmin and Trimble units</text:p>
            </text:list-item>
            <text:list-item>
              <text:p text:style-name="P3">Survey grade mapping equipment, including Dual-Signal GNSS/GPS systems, RTK GPS Systems and total station survey equipment</text:p>
            </text:list-item>
            <text:list-item>
              <text:p text:style-name="P3">Mobile Phone/Tablet hardware and software management, including Android, iPhone, ADB, sideloading, <text:soft-page-break/>unlocking and rooting techniques</text:p>
            </text:list-item>
            <text:list-item>
              <text:p text:style-name="P3">Android, iOS and Windows Mobile data collection software, systems and strategies for field data collection</text:p>
            </text:list-item>
            <text:list-item>
              <text:p text:style-name="P3">Sub-Surface remote sensing techniques, software and hardware, including Ground Penetrating Radar, Magnetometry and Electric Resistivity</text:p>
            </text:list-item>
            <text:list-item>
              <text:p text:style-name="P3">Archaeological excavation and survey data collection methods</text:p>
            </text:list-item>
            <text:list-item>
              <text:p text:style-name="P3">Kite and Balloon Aerial Photography techniques (I come with my own IR/RGB aerial rig)</text:p>
            </text:list-item>
          </text:list>
        </text:list-item>
        <text:list-item>
          <text:p text:style-name="P7">Expertise in planning, implementation and management of long-term GIS projects</text:p>
        </text:list-item>
        <text:list-item>
          <text:p text:style-name="P7">Expertise in designing and implementing integrated, multi-user geospatial field data collection systems</text:p>
        </text:list-item>
        <text:list-item>
          <text:p text:style-name="P7">Expertise in digitization of cartographic materials, including rare and physically sensitive collections</text:p>
        </text:list-item>
        <text:list-item>
          <text:p text:style-name="P7">Expertise in cartography for research and scholarly publication</text:p>
        </text:list-item>
        <text:list-item>
          <text:p text:style-name="P7">Expertise in writing technical content</text:p>
        </text:list-item>
        <text:list-item>
          <text:p text:style-name="P7">Expertise in designing and delivering GIS training programs</text:p>
        </text:list-item>
        <text:list-item>
          <text:p text:style-name="P7">Expertise in supporting high level use of spatial data, technology and methods in research and teaching</text:p>
        </text:list-item>
        <text:list-item>
          <text:p text:style-name="P7">Expertise in the administration, distribution and management of enterprise GIS software and services in an academic and research environment</text:p>
        </text:list-item>
        <text:list-item>
          <text:p text:style-name="P7">Expertise and particular enthusiasm for supporting field data collection in remote and challenging environments</text:p>
        </text:list-item>
      </text:list>
      <text:h text:style-name="P20" text:outline-level="3"><text:bookmark text:name="user-content-experience"/>Experience</text:h>
      <text:p text:style-name="Horizontal_20_Line"/>
      <text:h text:style-name="P22" text:outline-level="4"><text:bookmark text:name="user-content-geospatial-manager"/>Geospatial Manager</text:h>
      <text:h text:style-name="P20" text:outline-level="3"><text:bookmark text:name="user-content-stanford-geospatial-center-branner-earth-sciences-library-stanford-university"/>Stanford Geospatial Center, Branner Earth Sciences Library, Stanford University</text:h>
      <text:h text:style-name="P24" text:outline-level="5"><text:bookmark text:name="user-content-jan-2015-present"/>Jan 2015-Present</text:h>
      <text:list xml:id="list2712738225012124991" text:style-name="L2">
        <text:list-item>
          <text:p text:style-name="P8">Head of the Stanford Geospatial Center, a center that supports nearly 1,000 students and faculty with over 100 workshops, class lectures, and presentations per year and nearly 6,000 one-on-one reference consultations via email, phone and in-person</text:p>
        </text:list-item>
        <text:list-item>
          <text:p text:style-name="P8">Sustain and strengthen the GIS program as the primary provider of GIS-based services, research consultation, and user education to Stanford University (SU) students, faculty and staff from all departments across campus</text:p>
        </text:list-item>
        <text:list-item>
          <text:p text:style-name="P8">Oversee the work of the Geospatial Reference and Instruction Specialist as well as numerous hourly and student workers</text:p>
        </text:list-item>
        <text:list-item>
          <text:p text:style-name="P8">Designs and deliver instruction to geospatial users, assisting in the integration of geospatial skills into the curriculum</text:p>
        </text:list-item>
        <text:list-item>
          <text:p text:style-name="P8">Collaborate with library staff and faculty members to develop and implement new directions and long-range plans <text:soft-page-break/>for improving the provision of geospatial services including: creation of curriculum-specific teaching materials and workshops for different disciplines; providing outreach and support services to the main and branch libraries, and providing GIS support specifically for the upcoming David Rumsey Map Center; Working in collaboration with the programmers of the Digital Library Systems and Services group (DLSS) and the Scientific Metadata Librarian on the development of the library's geospatial discovery environment, GeoBlacklight</text:p>
        </text:list-item>
        <text:list-item>
          <text:p text:style-name="P8">Support the geospatial operations in Branner Library, which include: selecting GIS software, data, hardware and peripherals; training and supervising a student staff person to assist with geospatial services and Website maintenance; managing campus-wide GIS software licenses; and maintaining high-performance computing resources, dedicated to GIS</text:p>
        </text:list-item>
      </text:list>
      <text:h text:style-name="P22" text:outline-level="4"><text:bookmark text:name="user-content-geographic-information-systems-specialist--instruction-coordinator"/>Geographic Information Systems Specialist &amp; Instruction Coordinator</text:h>
      <text:h text:style-name="P20" text:outline-level="3"><text:bookmark text:name="user-content-yale-university-library-map-department"/>Yale University Library Map Department</text:h>
      <text:h text:style-name="P24" text:outline-level="5"><text:bookmark text:name="user-content-sept-2010---jan-2015"/>Sept 2010 - Jan 2015</text:h>
      <text:list xml:id="list6841972764451735215" text:style-name="L3">
        <text:list-item>
          <text:p text:style-name="P9">Creation, coordination and teaching of The Yale Map Department's Geospatial Technology Instruction Program</text:p>
        </text:list-item>
        <text:list-item>
          <text:p text:style-name="P9">Administration of Esri, Google Earth/Maps and CartoDB Enterprise Education Site Licenses</text:p>
        </text:list-item>
        <text:list-item>
          <text:p text:style-name="P9">Coordination of student and full-time staff on departmental projects</text:p>
        </text:list-item>
        <text:list-item>
          <text:p text:style-name="P9">GIS data collection development</text:p>
        </text:list-item>
        <text:list-item>
          <text:p text:style-name="P9">Technical support for the use of GIS and Geotech in research and teaching.</text:p>
        </text:list-item>
        <text:list-item>
          <text:p text:style-name="P9">Collaboration in Faculty research &amp; curriculum development</text:p>
        </text:list-item>
        <text:list-item>
          <text:p text:style-name="P9">Research GIS infrastructure administration, including system and database administration of 8 distinct server systems</text:p>
        </text:list-item>
        <text:list-item>
          <text:p text:style-name="P9">GIS and Geotech related event coordination</text:p>
        </text:list-item>
        <text:list-item>
          <text:p text:style-name="P9">Print Map reference and research services</text:p>
        </text:list-item>
        <text:list-item>
          <text:p text:style-name="P9">Management of digitization workflows</text:p>
        </text:list-item>
        <text:list-item>
          <text:p text:style-name="P9">Management and circulation of GPS and field data collection equipment collection</text:p>
        </text:list-item>
      </text:list>
      <text:h text:style-name="P22" text:outline-level="4"><text:bookmark text:name="user-content-geographic-information-systems-assistant--instruction-specialist---yale-university-library-map-department"/>Geographic Information Systems Assistant &amp; Instruction Specialist - Yale University Library Map Department</text:h>
      <text:h text:style-name="P24" text:outline-level="5"><text:bookmark text:name="user-content-aug-2005---sept-2010"/>Aug 2005 - Sept 2010</text:h>
      <text:list xml:id="list8156784200966945577" text:style-name="L4">
        <text:list-item>
          <text:p text:style-name="P10">Creation, coordination and teaching of The Yale Map Department's Geospatial Technology Instruction Program</text:p>
        </text:list-item>
        <text:list-item>
          <text:p text:style-name="P10">Technical support for the use of GIS and Geotech in research and teaching</text:p>
        </text:list-item>
        <text:list-item>
          <text:p text:style-name="P10">Collaboration in Faculty research &amp; curriculum development</text:p>
        </text:list-item>
        <text:list-item>
          <text:p text:style-name="P10">Research GIS Infrastructure Administration, including System and Database Administration</text:p>
        </text:list-item>
      </text:list>
      <text:h text:style-name="P22" text:outline-level="4"><text:bookmark text:name="user-content-research-assistant--teaching-assistant---university-of-texas-at-dallas"/><text:soft-page-break/>Research Assistant / Teaching Assistant - University of Texas at Dallas</text:h>
      <text:h text:style-name="P24" text:outline-level="5"><text:bookmark text:name="user-content-aug-2003-to-aug-2005"/>Aug 2003 to Aug 2005</text:h>
      <text:list xml:id="list1644931945083847311" text:style-name="L5">
        <text:list-item>
          <text:p text:style-name="P11">Planning and execution of various research projects</text:p>
        </text:list-item>
        <text:list-item>
          <text:p text:style-name="P11">GIS software (ESRI) support and instruction</text:p>
        </text:list-item>
        <text:list-item>
          <text:p text:style-name="P11">Creation, editing and maintenance of geographic data sets in several formats</text:p>
        </text:list-item>
        <text:list-item>
          <text:p text:style-name="P11">System administration and GIS lab management</text:p>
        </text:list-item>
        <text:list-item>
          <text:p text:style-name="P11">Preparation and grading of curriculum</text:p>
        </text:list-item>
        <text:list-item>
          <text:p text:style-name="P11">Lecture and lab presentations</text:p>
        </text:list-item>
        <text:list-item>
          <text:p text:style-name="P11">Courses:</text:p>
          <text:list>
            <text:list-item>
              <text:p text:style-name="P4">Introductory GIS</text:p>
            </text:list-item>
            <text:list-item>
              <text:p text:style-name="P4">GIS for Social Sciences</text:p>
            </text:list-item>
            <text:list-item>
              <text:p text:style-name="P4">World Regional Geography</text:p>
            </text:list-item>
            <text:list-item>
              <text:p text:style-name="P4">Transportation &amp; Logistics</text:p>
            </text:list-item>
            <text:list-item>
              <text:p text:style-name="P4">Internet Mapping with ArcIMS</text:p>
            </text:list-item>
          </text:list>
        </text:list-item>
      </text:list>
      <text:h text:style-name="P22" text:outline-level="4"><text:bookmark text:name="user-content-ownermanager-skinbones"/>Owner/Manager Skin&amp;Bones</text:h>
      <text:h text:style-name="P24" text:outline-level="5"><text:bookmark text:name="user-content-june-1989--sept-2003"/>June 1989 – Sept 2003</text:h>
      <text:list xml:id="list1721828299540226494" text:style-name="L6">
        <text:list-item>
          <text:p text:style-name="P12">15 years of Supervisory/Managerial experience in a Small Business (8-15 employees) environment</text:p>
        </text:list-item>
        <text:list-item>
          <text:p text:style-name="P12">Human resources, payroll, budget planning and implementation</text:p>
        </text:list-item>
        <text:list-item>
          <text:p text:style-name="P12">Licensing and government oversight requirement fulfilment</text:p>
        </text:list-item>
        <text:list-item>
          <text:p text:style-name="P12">Customer relations, sales</text:p>
        </text:list-item>
        <text:list-item>
          <text:p text:style-name="P12">Vendor relations, purchasing</text:p>
        </text:list-item>
        <text:list-item>
          <text:p text:style-name="P12">Advertising and promotion strategy, design and copy</text:p>
        </text:list-item>
        <text:list-item>
          <text:p text:style-name="P12">Web-master</text:p>
        </text:list-item>
      </text:list>
      <text:p text:style-name="Horizontal_20_Line"/>
      <text:h text:style-name="P20" text:outline-level="3"><text:bookmark text:name="user-content-education"/>Education</text:h>
      <text:h text:style-name="P22" text:outline-level="4"><text:bookmark text:name="user-content-qgis-academy-delmar-college-currently-enrolled"/>QGIS Academy, DelMar College, Currently Enrolled</text:h>
      <text:list xml:id="list7850735368600582936" text:style-name="L7">
        <text:list-item>
          <text:p text:style-name="P19"><text:a xlink:type="simple" xlink:href="http://foss4geo.wordpress.com/2014/08/10/announcing-the-new-qgis-academy/" text:style-name="Internet_20_link" text:visited-style-name="Visited_20_Internet_20_Link"><text:span text:style-name="T4">http://foss4geo.wordpress.com/2014/08/10/announcing-the-new-qgis-academy/</text:span></text:a></text:p>
        </text:list-item>
      </text:list>
      <text:h text:style-name="P22" text:outline-level="4"><text:bookmark text:name="user-content-google-geo-for-higher-ed-summit-july-22-24-2013"/>Google Geo for Higher Ed Summit, July 22-24, 2013</text:h>
      <text:list xml:id="list5919624994688293060" text:style-name="L8">
        <text:list-item>
          <text:p text:style-name="P13">Various Workshops and panels familiarizing participants with the Google Geo Platforms, including:</text:p>
          <text:list>
            <text:list-item>
              <text:p text:style-name="P5"><text:soft-page-break/>Google Earth Pro</text:p>
            </text:list-item>
            <text:list-item>
              <text:p text:style-name="P5">Google Maps Engine Lite</text:p>
            </text:list-item>
            <text:list-item>
              <text:p text:style-name="P5">Google Maps Engine</text:p>
            </text:list-item>
            <text:list-item>
              <text:p text:style-name="P5">Google Earth Engine</text:p>
            </text:list-item>
            <text:list-item>
              <text:p text:style-name="P5">Google Timelapse</text:p>
            </text:list-item>
            <text:list-item>
              <text:p text:style-name="P5">Field Mobile Data Collection with ODK Collect</text:p>
            </text:list-item>
            <text:list-item>
              <text:p text:style-name="P5">Google Earth Portable</text:p>
            </text:list-item>
            <text:list-item>
              <text:p text:style-name="P5">Google Maps APIs</text:p>
            </text:list-item>
            <text:list-item>
              <text:p text:style-name="P5">Street View</text:p>
            </text:list-item>
          </text:list>
        </text:list-item>
      </text:list>
      <text:h text:style-name="P22" text:outline-level="4"><text:bookmark text:name="user-content-esri-t3g-teachers-teaching-teachers-gis-institute-june-13-18th-2010"/>Esri T3G (Teachers Teaching Teachers GIS) Institute, June 13-18th 2010</text:h>
      <text:p text:style-name="P2">"A professional development event for educators and education influencers who help other educators learn why and how to use GIS." Included hands on workshops in basic use of Esri software, pedagogy discussion and group work.</text:p>
      <text:h text:style-name="P22" text:outline-level="4"><text:bookmark text:name="user-content-esri-training-july-2009"/>ESRI Training, July 2009</text:h>
      <text:list xml:id="list5249943782872907319" text:style-name="L9">
        <text:list-item>
          <text:p text:style-name="P14">Data Management in the Multiuser Geodatabase</text:p>
        </text:list-item>
        <text:list-item>
          <text:p text:style-name="P14">ArcGIS Server Enterprise Configuration and Tuning for SQL Server</text:p>
        </text:list-item>
      </text:list>
      <text:h text:style-name="P22" text:outline-level="4"><text:bookmark text:name="user-content-university-of-texas-at-dallas---2005"/>University of Texas at Dallas - 2005</text:h>
      <text:list xml:id="list6719725783294254094" text:style-name="L10">
        <text:list-item>
          <text:p text:style-name="P15">M.Sc. in Geographic Information Sciences &amp; Remote Sensing</text:p>
        </text:list-item>
        <text:list-item>
          <text:p text:style-name="P15">Graduate Certificates in Geographic Information Systems and Remote Sensing</text:p>
        </text:list-item>
      </text:list>
      <text:h text:style-name="P22" text:outline-level="4"><text:bookmark text:name="user-content-national-park-service--dept-of-the-interior---2004"/>National Park Service / Dept. of the Interior - 2004</text:h>
      <text:list xml:id="list4596218456791959427" text:style-name="L11">
        <text:list-item>
          <text:p text:style-name="P16">Certification - Geophysical Survey &amp; Prospection for Cultural Resource Management</text:p>
        </text:list-item>
      </text:list>
      <text:h text:style-name="P22" text:outline-level="4"><text:bookmark text:name="user-content-southern-methodist-university--1997"/>Southern Methodist University -1997</text:h>
      <text:list xml:id="list4709982752063041926" text:style-name="L12">
        <text:list-item>
          <text:p text:style-name="P17">B.Sc. in Anthropology/Archaeology, Minor in Latin American Studies.</text:p>
        </text:list-item>
        <text:list-item>
          <text:p text:style-name="P17">Graduated with Honors</text:p>
        </text:list-item>
        <text:list-item>
          <text:p text:style-name="P17">Departmental Distinction Award</text:p>
        </text:list-item>
        <text:list-item>
          <text:p text:style-name="P17">Clements Award for Southwestern Studies</text:p>
        </text:list-item>
        <text:list-item>
          <text:p text:style-name="P17">Edward I. and Peggy C. Fry Award for Academic Excellence in Undergraduate Anthropology</text:p>
        </text:list-item>
      </text:list>
      <text:h text:style-name="P22" text:outline-level="4"><text:bookmark text:name="user-content-ft-burgwin-archaeological-field-school---1996"/>Ft. Burgwin Archaeological Field School - 1996</text:h>
      <text:list xml:id="list2407848568003929594" text:style-name="L13">
        <text:list-item>
          <text:p text:style-name="P18">Archaeological field methods and writing</text:p>
        </text:list-item>
      </text:list>
      <text:p text:style-name="Horizontal_20_Line"/>
      <text:h text:style-name="P20" text:outline-level="3"><text:bookmark text:name="user-content-selected-projects"/><text:soft-page-break/>Selected Projects</text:h>
      <text:h text:style-name="P22" text:outline-level="4"><text:bookmark text:name="user-content-outbreak-responder"/>Outbreak Responder</text:h>
      <text:p text:style-name="P2">The Outbreak Responder is a decision-support and epidemiology platform for use during diarrheal disease outbreaks. There are two components. The first component is a rehydration calculator that automates World Health Organization guidelines for how to assess and rehydrate a patient with diarrheal disease. The calculator is designed to be used in 30 seconds and does not require an account or connectivity. The second component is intended for the Outbreak Response Team that may include epidemiologists, public health administrators, and clinicians. This component requires a login/ password. Patients are organized in a registry with icons that designate disease severity. Each patient record contains basic demographic, clinical, laboratory, and geospatial data. All aspects of the platform are encrypted and secure to industry standard. Data are visualized on a secure dashboard that helps administrators optimize resource allocation during rapidly evolving outbreaks. The dashboard also helps clinicians improve the quality of care delivered at the bedside. The design leverages geospatial mapping to identify critical actionable data. Outbreak Responder is designed for use in developing countries with high diarrheal disease burden. It was built by an international team of clinical and computer science experts led by Eric Nelson MD PhD at Stanford University.</text:p>
      <text:h text:style-name="P22" text:outline-level="4"><text:bookmark text:name="user-content-the-urban-resource-initiative-new-haven-street-tree-survey"/>The Urban Resource Initiative New Haven Street Tree Survey</text:h>
      <text:p text:style-name="P2">A Continuing project to map the more than 30k street trees in The City of New Haven. Initial conceived as a field data collection exercise for the Urban segment of The Yale School of Forestry's 3-week graduate orientation, "MODS," this is an ongoing survey, now in it's 6th year. The project's core is an ArcSDE/MSSQL database of the 30k tree "locations" and more than 70k inventory records associated with them. As software platforms have evolved and suitable hardware has become ubiquitous, the project has gone from using a small suite of Trimble Juno units with ArcPad's "Check-in/Check-out" methods, to now creating feature services from ArcGIS for Server, through ArcGIS Online for Organizations, and be deployed for offline editing through Collector for ArcGIS on iOS and Android. The latest iteration of the project has made it possible for students to use their own equipment to survey, without incurring cellular data costs, and freeing the project from the cost of purchasing and maintaining equipment.</text:p>
      <text:h text:style-name="P22" text:outline-level="4"><text:bookmark text:name="user-content-photogrammar"/>Photogrammar</text:h>
      <text:p text:style-name="P1"><text:a xlink:type="simple" xlink:href="http://photogrammar.yale.edu/" text:style-name="Internet_20_link" text:visited-style-name="Visited_20_Internet_20_Link"><text:span text:style-name="T4">photogrammar.yale.edu</text:span></text:a><text:span text:style-name="T3"><text:line-break/>Yale University's first NEH Digital Humanities Start-Up Grant </text:span><text:a xlink:type="simple" xlink:href="https://securegrants.neh.gov/publicquery/main.aspx?f=1&amp;gn=HD-51421-11" text:style-name="Internet_20_link" text:visited-style-name="Visited_20_Internet_20_Link"><text:span text:style-name="T4">[HD-51421-11]</text:span></text:a><text:span text:style-name="T3"><text:line-break/>"The Photogrammar Project is a Yale University Public Humanities Project designed to offer an interactive web-based open source visualization platform for the one-hundred and sixty thousand photographs created by the federal government from 1935 to 1943 under the Farm Securities Administration and Office of War Information (FSA-OWI)."</text:span></text:p>
      <text:p text:style-name="P2">Working closely with other members of the Photogrammar Team, I have been responsible for the creation and management of the geospatial data for the project. This has included geocoding ninety thousand images (~5000 unique locations) using various geocoding platforms and APIs. The bulk of the geocoding work was done using Tulane University's Geolocate API, through Google/OpenRefine. Work also included the attachment of location information to the existing collection metadata and association with historic county boundary data, using SQL, for visualization in the CartoDB platform.</text:p>
      <text:h text:style-name="P22" text:outline-level="4"><text:bookmark text:name="user-content-hilltop-cemetery-investigation"/>Hilltop Cemetery Investigation</text:h>
      <text:p text:style-name="P2">Under the direction of Yale Law School professor, Richard Brooks, I led a non-invasive archaeological investigation of the historic Hilltop Cemetery at Chappaquidick Island, MA. In order to evaluate the orientation of graves contemporaneous with <text:soft-page-break/>that of Capt. William Martin, ground penetrating radar survey(GPR), kite aerial photography and total station survey were performed over the course of three days. I was responsible for all aspects of field data collection on the project, from operation and maintenance of GPR equipment to post-survey processing of all data, production of maps and and analysis of grave orientation.</text:p>
      <text:h text:style-name="P22" text:outline-level="4"><text:bookmark text:name="user-content-digital-atlas-of-new-haven-application"/>Digital Atlas of New Haven Application</text:h>
      <text:p text:style-name="P1"><text:a xlink:type="simple" xlink:href="http://bit.ly/digitalnewhaven" text:style-name="Internet_20_link" text:visited-style-name="Visited_20_Internet_20_Link"><text:span text:style-name="T4">Digital Atlas of New Haven</text:span></text:a><text:span text:style-name="T3"><text:line-break/>A pilot to test the utility and feasibility of a project to digitize, georeference, mosaic and make accessible the Yale Map Department's collection of Sanborn Fire Insurance Maps, and similar series. For the pilot, I took previously digitized images of the 1911 Atlas of New Haven, georeferenced, mosaicked and tilecached them using, primarily, Esri-based tools. I then published the map series as a tile service using Esri's ArcGIS Online for Organization's hosted service capabilities and JavaScript Map Application Templates. The application incorporated responsive design and can leverage GPS location on mobile devices for use in the field. THe application is currently used by the University Librarian as a demonstration of innovative transformations of Library Collections for supporting research and teaching,</text:span></text:p>
      <text:p text:style-name="Horizontal_20_Line"/>
      <text:h text:style-name="P20" text:outline-level="3"><text:bookmark text:name="user-content-talks--consulting"/>Talks &amp; Consulting</text:h>
      <text:h text:style-name="P22" text:outline-level="4"><text:bookmark text:name="user-content-nearc-education-users-conference-keynote-mystic-ct-oct-2015"/>NEARC Education Users Conference Keynote, Mystic, CT. Oct 2015</text:h>
      <text:p text:style-name="P1"><text:span text:style-name="T3">"A Little Bit of Code Can Go a Long Way!" How learning </text:span><text:span text:style-name="Strong_20_Emphasis"><text:span text:style-name="T2">about</text:span></text:span><text:span text:style-name="T3"> code can give non-programming GIS Specialists superpowers</text:span></text:p>
      <text:h text:style-name="P22" text:outline-level="4"><text:bookmark text:name="user-content-nature-conservancy-nyc-july-2014"/>Nature Conservancy, NYC. July 2014</text:h>
      <text:p text:style-name="P2">Taught a day-long workshop with NYC Nature Conservancy Interns on the design, implementation and use of a Tree Survey System based upon ArcGIS Online and Collector for ArcGIS. The project established the infrastructure for an ongoing survey of trees in Prospect Park.</text:p>
      <text:h text:style-name="P22" text:outline-level="4"><text:bookmark text:name="user-content-making-spatial-decisions-with-remote-sensing-workshop-geotech-conference-dallas-tx-feb-2014"/>"Making Spatial Decisions with Remote Sensing" Workshop. Geotech Conference. Dallas, TX. Feb 2014.</text:h>
      <text:p text:style-name="P2">Taught a 3-hour Remote Sensing with ArcGIS Imagery Analyst workshop for High School students and K-12 Educators.</text:p>
      <text:h text:style-name="P23" text:outline-level="4"><text:bookmark text:name="user-content-tales-of-a-geospatial-swiss-army-knife--spatial-analysis-with-arcgis-workshop-at-geotech-conference-dallas-tx-march-2013"/>“<text:span text:style-name="T1">Tales of a Geospatial Swiss Army Knife” &amp; "Spatial Analysis with ArcGIS" workshop. at Geotech Conference. Dallas, TX. March 2013</text:span></text:h>
      <text:p text:style-name="P2">Taught a 3-hour Spatial Analysis workshop, using John Snow's 1854 Cholera Map as a base dataset. Also presented my work supporting archaeological investigation in Tell Leilan, Syria, Martha's Vineyard and Mongolia.</text:p>
      <text:h text:style-name="P22" text:outline-level="4"><text:bookmark text:name="user-content-charting-vanishing-voices-workshop---world-oral-literature-project-at-cambridge-uk-june-2012"/>"Charting Vanishing Voices" Workshop - World Oral Literature Project at Cambridge, UK. June 2012</text:h>
      <text:p text:style-name="P2">Invited to accompany Yale faculty member Dr Mark Turin to Cambridge, UK, for a two-day collaborative workshop in June 2012 bringing together scholars, digital archivists and international organizations to share experiences of mapping ethno-linguistic diversity using interactive digital technologies. My presentation focused on the difficulty of expressing <text:soft-page-break/>uncertainties in mapping textual localities associated with ethno-linguistic collections. Having provided an overview of the process of "Geocoding," as well as standards for determining locations and spatial uncertainties when applying spatial referencing to text-based descriptions associated with collections, I highlighted recent more innovative work in fields concerned with biodiversity.</text:p>
      <text:h text:style-name="P22" text:outline-level="4"><text:bookmark text:name="user-content-crossing-domains-digital-collection-sharing-among-museums-and-libraries-at-the-international-center-of-photography-nyc-april-2012"/>Crossing Domains: Digital Collection Sharing Among Museums and Libraries at The International Center of Photography, NYC. April 2012</text:h>
      <text:p text:style-name="P2">Co-presenter with Dr. Laura Wexler, presenting the NEH Start-up Grant funded Yale Photogrammar Project. I discussed and demonstrated methods for geocoding large collections of text-based localities using various APIs and open source software.</text:p>
      <text:h text:style-name="P22" text:outline-level="4"><text:bookmark text:name="user-content-geocoding-photogrammar-at-columbia-university-humanities-and-history-libraries-nyc-march-23rd-2012"/>"Geocoding Photogrammar" at Columbia University Humanities and History Libraries, NYC. March 23rd, 2012</text:h>
      <text:p text:style-name="P2">Co-presenter with Dr. Laura Wexler, presenting the NEH Start-up Grant funded Yale Photogrammar Project. I discussed and demonstrated methods for geocoding large collections of text-based localities using various APIs and open source software.</text:p>
      <text:h text:style-name="P22" text:outline-level="4"><text:bookmark text:name="user-content-where-we-live-the-new-cartography-the-endless-possibilities-of-mapping-in-the-21st-century-invited-guest-speaker-wnpr-june-2011"/>Where We Live: "The New Cartography: THE ENDLESS POSSIBILITIES OF MAPPING IN THE 21ST CENTURY." Invited Guest Speaker, WNPR. June, 2011.</text:h>
      <text:p text:style-name="P2">A discussion of mapping in the 21st century, and the effects of web-based platforms like Google Maps and OpenStreetMap on the presence of cartography in our everyday lives.</text:p>
      <text:h text:style-name="P23" text:outline-level="4"><text:bookmark text:name="user-content-gis-support-for-archaeology-at-yale-university--whats-new-in-arcgis-10-5-things-you-need-to-know-about-at-25th-annual-northeast-arc-users-group-conference-newport-rhode-island-november-2010"/>“<text:span text:style-name="T1">GIS Support for Archaeology at Yale University” &amp; “What’s New in ArcGIS 10: 5 Things you Need to Know About.” at 25th Annual Northeast Arc Users Group Conference. Newport, Rhode Island. November, 2010</text:span></text:h>
      <text:p text:style-name="P2">Invited overview of Yale Map Department's relationship and support for archaeological fieldwork at Yale University and 1-hour workshop on new features in ArcGIS 10.</text:p>
      <text:h text:style-name="P23" text:outline-level="4"><text:bookmark text:name="user-content-maps-mash-ups-and-the-geo-everything-at-nercomp-geo-everything-map-mash-ups-geotagging-and-interactive-learning-southbridge-ma-january-2010"/>“<text:span text:style-name="T1">Maps, Mash-ups and the Geo-everything.” at NERCOMP: Geo-everything: Map Mash-ups, Geotagging, and Interactive Learning. Southbridge, MA. January, 2010.</text:span></text:h>
      <text:p text:style-name="P2">Workshop on using various methods of digital photography geotagging for data collection workflows.</text:p>
      <text:h text:style-name="P23" text:outline-level="4"><text:bookmark text:name="user-content-supporting-gis-in-research-and-education-at-yale-at-the-geography-geoseminar-university-of-connecticut-department-of-geography--storrs-ct-may-2009"/>“<text:span text:style-name="T1">Supporting GIS in Research and Education at Yale.” at The Geography Geoseminar: University of Connecticut Department of Geography. Storrs, CT. May, 2009.</text:span></text:h>
      <text:p text:style-name="P2">Overview of GIS and Geospatial technology support for research and teaching at Yale University.</text:p>
      <text:h text:style-name="P23" text:outline-level="4"><text:bookmark text:name="user-content-gis-technologies-for-k-12-classrooms-at-geography-action-mapping-the-americas-yale-universitys-macmillian-center-october-2008"/><text:soft-page-break/>“<text:span text:style-name="T1">GIS Technologies for K-12 Classrooms.” at Geography Action! Mapping the Americas. Yale University's MacMillian Center. October, 2008.</text:span></text:h>
      <text:h text:style-name="P23" text:outline-level="4"><text:bookmark text:name="user-content-gis-technology-for-emergency-preparedness-at-addressing-the-needs-of-diverse-populations-in-community-preparedness-efforts-conference-sponsored-by-the-yale-center-for-public-health-preparedness-new-haven-ct-april-2008"/>“<text:span text:style-name="T1">GIS Technology for Emergency Preparedness.” at Addressing the Needs of Diverse Populations in Community Preparedness Efforts Conference. Sponsored by The Yale Center for Public Health Preparedness. New Haven, CT. April 2008</text:span></text:h>
      <text:p text:style-name="Horizontal_20_Line"/>
      <text:h text:style-name="P20" text:outline-level="3"><text:bookmark text:name="user-content-publications"/>Publications</text:h>
      <text:list xml:id="list20816321377437441" text:style-name="L14">
        <text:list-item>
          <text:p text:style-name="P6"><text:span text:style-name="T3">Nelson EJ, Andrews JR, Maples S, Barry M, Clemens JD (2015) </text:span><text:span text:style-name="Strong_20_Emphasis"><text:span text:style-name="T2">Is a Cholera Outbreak Preventable in Post-earthquake Nepal?</text:span></text:span><text:span text:style-name="T3"> PLoS Negl Trop Dis 9(8): e0003961. doi:10.1371/journal.pntd.0003961</text:span></text:p>
        </text:list-item>
        <text:list-item>
          <text:p text:style-name="P6"><text:span text:style-name="Strong_20_Emphasis"><text:span text:style-name="Emphasis"><text:span text:style-name="T2">Southeast Asia</text:span></text:span></text:span><text:span text:style-name="T3"> [map]. Scale not given. In: Joshua Barker. </text:span><text:span text:style-name="Emphasis"><text:span text:style-name="T3">Figures of Southeast Asian Modernity</text:span></text:span><text:span text:style-name="T3">. University of Hawaii Press, 2013, p.7</text:span></text:p>
        </text:list-item>
        <text:list-item>
          <text:p text:style-name="P6"><text:span text:style-name="Strong_20_Emphasis"><text:span text:style-name="Emphasis"><text:span text:style-name="T2">A Guide to Boston for "Insuring the City"</text:span></text:span></text:span><text:span text:style-name="T3"> [map]. Scale not given. In: Elihu Rubin. </text:span><text:span text:style-name="Emphasis"><text:span text:style-name="T3">Insuring the City: The Prudential Center and the Postwar Urban Landscape</text:span></text:span><text:span text:style-name="T3">. Yale University Press, 2012, p.front endpapers</text:span></text:p>
        </text:list-item>
        <text:list-item>
          <text:p text:style-name="P6"><text:span text:style-name="Strong_20_Emphasis"><text:span text:style-name="Emphasis"><text:span text:style-name="T2">The Prudential Center and Massachusetts Turnpike in Regional Context</text:span></text:span></text:span><text:span text:style-name="T3"> [map]. Scale not given. In: Elihu Rubin.</text:span><text:span text:style-name="Emphasis"><text:span text:style-name="T3">Insuring the City: The Prudential Center and the Postwar Urban Landscape</text:span></text:span><text:span text:style-name="T3">. Yale University Press, 2012, p.back endpapers</text:span></text:p>
        </text:list-item>
        <text:list-item>
          <text:p text:style-name="P6"><text:span text:style-name="Strong_20_Emphasis"><text:span text:style-name="Emphasis"><text:span text:style-name="T2">Map of Basque Provinces</text:span></text:span></text:span><text:span text:style-name="T3"> [map]. Scale not given. In: Ashley Duval. </text:span><text:span text:style-name="Emphasis"><text:span text:style-name="T3">Multiple-Use Management of Protected Natural Areas: Integrating Conservation, Restoration, and Recreation in the Spanish Basque Country</text:span></text:span><text:span text:style-name="T3">. Nova Science Publishers, 2012, p.xiii</text:span></text:p>
        </text:list-item>
        <text:list-item>
          <text:p text:style-name="P6"><text:span text:style-name="Strong_20_Emphasis"><text:span text:style-name="Emphasis"><text:span text:style-name="T2">Boundaries of Aiako Harria Natural Park and Sites Visited</text:span></text:span></text:span><text:span text:style-name="T3"> [map]. Scale not given. In: Ashley Duval. </text:span><text:span text:style-name="Emphasis"><text:span text:style-name="T3">Multiple-Use Management of Protected Natural Areas: Integrating Conservation, Restoration, and Recreation in the Spanish Basque Country</text:span></text:span><text:span text:style-name="T3">. Nova Science Publishers, 2012, p.xv</text:span></text:p>
        </text:list-item>
        <text:list-item>
          <text:p text:style-name="P6"><text:span text:style-name="Strong_20_Emphasis"><text:span text:style-name="Emphasis"><text:span text:style-name="T2">Khabur Plains</text:span></text:span></text:span><text:span text:style-name="T3"> [map]. Scale not given. In: Harvey Weiss. </text:span><text:span text:style-name="Emphasis"><text:span text:style-name="T3">Seven Generations Since the Fall of Akkad</text:span></text:span><text:span text:style-name="T3">. Harassowitz Verlag, 2012, p.3</text:span></text:p>
        </text:list-item>
        <text:list-item>
          <text:p text:style-name="P6"><text:span text:style-name="Strong_20_Emphasis"><text:span text:style-name="Emphasis"><text:span text:style-name="T2">Syria and Mesopotamia 4.2 - 3.9 ka BP</text:span></text:span></text:span><text:span text:style-name="T3"> [map]. Scale not given. In: Harvey Weiss. </text:span><text:span text:style-name="Emphasis"><text:span text:style-name="T3">Seven Generations Since the Fall of Akkad</text:span></text:span><text:span text:style-name="T3">. Harassowitz Verlag, 2012, p.13</text:span></text:p>
        </text:list-item>
        <text:list-item>
          <text:p text:style-name="P6"><text:span text:style-name="Strong_20_Emphasis"><text:span text:style-name="Emphasis"><text:span text:style-name="T2">Leilan Regional Survey Period IIc settlement distribution</text:span></text:span></text:span><text:span text:style-name="T3"> [map]. Scale not given. In: Harvey Weiss. </text:span><text:span text:style-name="Emphasis"><text:span text:style-name="T3">Seven Generations Since the Fall of Akkad</text:span></text:span><text:span text:style-name="T3">. Harassowitz Verlag, 2012, p.267</text:span></text:p>
        </text:list-item>
        <text:list-item>
          <text:p text:style-name="P6"><text:span text:style-name="Strong_20_Emphasis"><text:span text:style-name="Emphasis"><text:span text:style-name="T2">Leilan Regional Survey Period I</text:span></text:span></text:span><text:span text:style-name="T3"> [map]. Scale not given. In: Harvey Weiss. </text:span><text:span text:style-name="Emphasis"><text:span text:style-name="T3">Seven Generations Since the Fall of Akkad</text:span></text:span><text:span text:style-name="T3">. Harassowitz Verlag, 2012, p.13</text:span></text:p>
        </text:list-item>
        <text:list-item>
          <text:p text:style-name="P6"><text:span text:style-name="Strong_20_Emphasis"><text:span text:style-name="Emphasis"><text:span text:style-name="T2">Abu Kabira (272) Period Iic sherd distribution map</text:span></text:span></text:span><text:span text:style-name="T3"> [map]. Scale not given. In: Harvey Weiss. </text:span><text:span text:style-name="Emphasis"><text:span text:style-name="T3">Seven Generations Since the Fall of Akkad</text:span></text:span><text:span text:style-name="T3">. Harassowitz Verlag, 2012, p.273</text:span></text:p>
        </text:list-item>
        <text:list-item>
          <text:p text:style-name="P6"><text:span text:style-name="Strong_20_Emphasis"><text:span text:style-name="Emphasis"><text:span text:style-name="T2">Farfara (186) Period Iic sherd distribution map</text:span></text:span></text:span><text:span text:style-name="T3"> [map]. Scale not given. In: Harvey Weiss. </text:span><text:span text:style-name="Emphasis"><text:span text:style-name="T3">Seven Generations Since the Fall of Akkad</text:span></text:span><text:span text:style-name="T3">. Harassowitz Verlag, 2012, p.273</text:span></text:p>
        </text:list-item>
        <text:list-item>
          <text:p text:style-name="P6"><text:span text:style-name="Strong_20_Emphasis"><text:span text:style-name="Emphasis"><text:span text:style-name="T2">Hansa (201) Period Iic sherd distribution map</text:span></text:span></text:span><text:span text:style-name="T3"> [map]. Scale not given. In: Harvey Weiss. </text:span><text:span text:style-name="Emphasis"><text:span text:style-name="T3">Seven Generations Since the Fall of Akkad</text:span></text:span><text:span text:style-name="T3">. Harassowitz Verlag, 2012, p.274</text:span></text:p>
        </text:list-item>
        <text:list-item>
          <text:p text:style-name="P6"><text:span text:style-name="Strong_20_Emphasis"><text:span text:style-name="Emphasis"><text:span text:style-name="T2">Tuwei (106) Period Iic sherd distribution map</text:span></text:span></text:span><text:span text:style-name="T3"> [map]. Scale not given. In: Harvey Weiss. </text:span><text:span text:style-name="Emphasis"><text:span text:style-name="T3">Seven Generations Since the Fall of Akkad</text:span></text:span><text:span text:style-name="T3">. Harassowitz Verlag, 2012, p.274</text:span></text:p>
        </text:list-item>
        <text:list-item>
          <text:p text:style-name="P6"><text:span text:style-name="Strong_20_Emphasis"><text:span text:style-name="Emphasis"><text:span text:style-name="T2">Aid (90) Period Iic sherd distribution map</text:span></text:span></text:span><text:span text:style-name="T3"> [map]. Scale not given. In: Harvey Weiss. </text:span><text:span text:style-name="Emphasis"><text:span text:style-name="T3">Seven Generations Since the Fall of Akkad</text:span></text:span><text:span text:style-name="T3">. Harassowitz Verlag, 2012, p.275</text:span></text:p>
        </text:list-item>
        <text:list-item>
          <text:p text:style-name="P6"><text:span text:style-name="Strong_20_Emphasis"><text:span text:style-name="Emphasis"><text:span text:style-name="T2">Modern Middle East and North Africa</text:span></text:span></text:span><text:span text:style-name="T3"> [map]. Scale not given. In: Alan Mikhail. </text:span><text:span text:style-name="Emphasis"><text:span text:style-name="T3">Water on Sand: Environmental </text:span></text:span><text:soft-page-break/><text:span text:style-name="Emphasis"><text:span text:style-name="T3">Histories of the Middle East and North Africa</text:span></text:span><text:span text:style-name="T3">. Oxford University Press, USA, 2012, p.xvi</text:span></text:p>
        </text:list-item>
        <text:list-item>
          <text:p text:style-name="P6"><text:span text:style-name="Strong_20_Emphasis"><text:span text:style-name="Emphasis"><text:span text:style-name="T2">Natural Resources in the Middle East and North Africa</text:span></text:span></text:span><text:span text:style-name="T3"> [map]. Scale not given. In: Alan Mikhail. </text:span><text:span text:style-name="Emphasis"><text:span text:style-name="T3">Water on Sand: Environmental Histories of the Middle East and North Africa</text:span></text:span><text:span text:style-name="T3">. Oxford University Press, USA, 2012, p.xvii</text:span></text:p>
        </text:list-item>
        <text:list-item>
          <text:p text:style-name="P6"><text:span text:style-name="Strong_20_Emphasis"><text:span text:style-name="Emphasis"><text:span text:style-name="T2">Early Modern M iddle East and North Africa c. 1600</text:span></text:span></text:span><text:span text:style-name="T3"> [map]. Scale not given. In: Alan Mikhail. </text:span><text:span text:style-name="Emphasis"><text:span text:style-name="T3">Water on Sand: Environmental Histories of the Middle East and North Africa</text:span></text:span><text:span text:style-name="T3">. Oxford University Press, USA, 2012, p.xviii</text:span></text:p>
        </text:list-item>
        <text:list-item>
          <text:p text:style-name="P6"><text:span text:style-name="Strong_20_Emphasis"><text:span text:style-name="Emphasis"><text:span text:style-name="T2">New Land Development Project</text:span></text:span></text:span><text:span text:style-name="T3"> [map]. Scale not given. In: Alan Mikhail. </text:span><text:span text:style-name="Emphasis"><text:span text:style-name="T3">Water on Sand: Environmental Histories of the Middle East and North Africa</text:span></text:span><text:span text:style-name="T3">. Oxford University Press, USA, 2012, p.257</text:span></text:p>
        </text:list-item>
        <text:list-item>
          <text:p text:style-name="P6"><text:span text:style-name="Strong_20_Emphasis"><text:span text:style-name="Emphasis"><text:span text:style-name="T2">Cote d'Ivoire</text:span></text:span></text:span><text:span text:style-name="T3"> [map]. Scale not given. In: Mike McGovern. </text:span><text:span text:style-name="Emphasis"><text:span text:style-name="T3">Making War in Cote d'Ivoire</text:span></text:span><text:span text:style-name="T3">. University Of Chicago Press, 2011, p.xxvi</text:span></text:p>
        </text:list-item>
        <text:list-item>
          <text:p text:style-name="P6"><text:span text:style-name="Strong_20_Emphasis"><text:span text:style-name="Emphasis"><text:span text:style-name="T2">Ethnic Groups of Cote d'Ivoire</text:span></text:span></text:span><text:span text:style-name="T3"> [map]. Scale not given. In: Mike McGovern. </text:span><text:span text:style-name="Emphasis"><text:span text:style-name="T3">Making War in Cote d'Ivoire</text:span></text:span><text:span text:style-name="T3">. University Of Chicago Press, 2011, p.xxvii</text:span></text:p>
        </text:list-item>
        <text:list-item>
          <text:p text:style-name="P6"><text:span text:style-name="Strong_20_Emphasis"><text:span text:style-name="Emphasis"><text:span text:style-name="T2">Political Party voting patterns, 2002 municipal elections</text:span></text:span></text:span><text:span text:style-name="T3"> [map]. Scale not given. In: Mike McGovern. </text:span><text:span text:style-name="Emphasis"><text:span text:style-name="T3">Making War in Cote d'Ivoire</text:span></text:span><text:span text:style-name="T3">. University Of Chicago Press, 2011, p.xxviii</text:span></text:p>
        </text:list-item>
        <text:list-item>
          <text:p text:style-name="P6"><text:span text:style-name="Strong_20_Emphasis"><text:span text:style-name="Emphasis"><text:span text:style-name="T2">Newcastle-upon-Tyne in the seventeenth century</text:span></text:span></text:span><text:span text:style-name="T3"> [map]. Scale not given. In: Keith Wrightson. </text:span><text:span text:style-name="Emphasis"><text:span text:style-name="T3">Ralph Tailor's Summer: A Scrivener, His City and the Plague</text:span></text:span><text:span text:style-name="T3">. Yale University Press, 2011, p.15</text:span></text:p>
        </text:list-item>
        <text:list-item>
          <text:p text:style-name="P6"><text:span text:style-name="Strong_20_Emphasis"><text:span text:style-name="Emphasis"><text:span text:style-name="T2">Newcastle-upon-Tyne: households by ward, 1665</text:span></text:span></text:span><text:span text:style-name="T3"> [map]. Scale not given. In: Keith Wrightson. </text:span><text:span text:style-name="Emphasis"><text:span text:style-name="T3">Ralph Tailor's Summer: A Scrivener, His City and the Plague</text:span></text:span><text:span text:style-name="T3">. Yale University Press, 2011, p.26</text:span></text:p>
        </text:list-item>
        <text:list-item>
          <text:p text:style-name="P6"><text:span text:style-name="Strong_20_Emphasis"><text:span text:style-name="Emphasis"><text:span text:style-name="T2">Newcastle-upon-Tyne: parish boundaries</text:span></text:span></text:span><text:span text:style-name="T3"> [map]. Scale not given. In: Keith Wrightson. </text:span><text:span text:style-name="Emphasis"><text:span text:style-name="T3">Ralph Tailor's Summer: A Scrivener, His City and the Plague</text:span></text:span><text:span text:style-name="T3">. Yale University Press, 2011, p.33</text:span></text:p>
        </text:list-item>
        <text:list-item>
          <text:p text:style-name="P6"><text:span text:style-name="Strong_20_Emphasis"><text:span text:style-name="Emphasis"><text:span text:style-name="T2">Map of Botswana</text:span></text:span></text:span><text:span text:style-name="T3"> [map]. Scale not given. In: Ato Kwamena Onoma. </text:span><text:span text:style-name="Emphasis"><text:span text:style-name="T3">The Politics of Property Rights Institutions in Africa</text:span></text:span><text:span text:style-name="T3">. Cambridge University Press, 2010, p.xvi</text:span></text:p>
        </text:list-item>
        <text:list-item>
          <text:p text:style-name="P6"><text:span text:style-name="Strong_20_Emphasis"><text:span text:style-name="Emphasis"><text:span text:style-name="T2">Map of Ghana</text:span></text:span></text:span><text:span text:style-name="T3"> [map]. Scale not given. In: Ato Kwamena Onoma. </text:span><text:span text:style-name="Emphasis"><text:span text:style-name="T3">The Politics of Property Rights Institutions in Africa</text:span></text:span><text:span text:style-name="T3">. Cambridge University Press, 2010, p.xvii</text:span></text:p>
        </text:list-item>
        <text:list-item>
          <text:p text:style-name="P6"><text:span text:style-name="Strong_20_Emphasis"><text:span text:style-name="Emphasis"><text:span text:style-name="T2">Map of Kenya</text:span></text:span></text:span><text:span text:style-name="T3"> [map]. Scale not given. In: Ato Kwamena Onoma. </text:span><text:span text:style-name="Emphasis"><text:span text:style-name="T3">The Politics of Property Rights Institutions in Africa</text:span></text:span><text:span text:style-name="T3">. Cambridge University Press, 2010, p.xviii</text:span></text:p>
        </text:list-item>
        <text:list-item>
          <text:p text:style-name="P6"><text:span text:style-name="Strong_20_Emphasis"><text:span text:style-name="Emphasis"><text:span text:style-name="T2">Global Annual Precipitation</text:span></text:span></text:span><text:span text:style-name="T3"> [map]. Scale not given. In: Shimon C. Anisfeld. </text:span><text:span text:style-name="Emphasis"><text:span text:style-name="T3">Water Resources</text:span></text:span><text:span text:style-name="T3">. Island Press, 2010, p.39</text:span></text:p>
        </text:list-item>
        <text:list-item>
          <text:p text:style-name="P6"><text:span text:style-name="Strong_20_Emphasis"><text:span text:style-name="Emphasis"><text:span text:style-name="T2">Global Annual Evapotranspiration</text:span></text:span></text:span><text:span text:style-name="T3"> [map]. Scale not given. In: Shimon C. Anisfeld. </text:span><text:span text:style-name="Emphasis"><text:span text:style-name="T3">Water Resources</text:span></text:span><text:span text:style-name="T3">. Island Press, 2010, p.42</text:span></text:p>
        </text:list-item>
        <text:list-item>
          <text:p text:style-name="P6"><text:span text:style-name="Strong_20_Emphasis"><text:span text:style-name="Emphasis"><text:span text:style-name="T2">Climate Moisture Index</text:span></text:span></text:span><text:span text:style-name="T3"> [map]. Scale not given. In: Shimon C. Anisfeld. </text:span><text:span text:style-name="Emphasis"><text:span text:style-name="T3">Water Resources</text:span></text:span><text:span text:style-name="T3">. Island Press, 2010, p.42</text:span></text:p>
        </text:list-item>
        <text:list-item>
          <text:p text:style-name="P6"><text:span text:style-name="Strong_20_Emphasis"><text:span text:style-name="Emphasis"><text:span text:style-name="T2">Global Annual Runoff</text:span></text:span></text:span><text:span text:style-name="T3"> [map]. Scale not given. In: Shimon C. Anisfeld. </text:span><text:span text:style-name="Emphasis"><text:span text:style-name="T3">Water Resources</text:span></text:span><text:span text:style-name="T3">. Island Press, 2010, p.43</text:span></text:p>
        </text:list-item>
        <text:list-item>
          <text:p text:style-name="P6"><text:span text:style-name="Strong_20_Emphasis"><text:span text:style-name="Emphasis"><text:span text:style-name="T2">Water Footprint</text:span></text:span></text:span><text:span text:style-name="T3"> [map]. Scale not given. In: Shimon C. Anisfeld. </text:span><text:span text:style-name="Emphasis"><text:span text:style-name="T3">Water Resources</text:span></text:span><text:span text:style-name="T3">. Island Press, 2010, p.57</text:span></text:p>
        </text:list-item>
        <text:list-item>
          <text:p text:style-name="P6"><text:span text:style-name="Strong_20_Emphasis"><text:span text:style-name="Emphasis"><text:span text:style-name="T2">Global Renewable Water Resources</text:span></text:span></text:span><text:span text:style-name="T3"> [map]. Scale not given. In: Shimon C. Anisfeld. </text:span><text:span text:style-name="Emphasis"><text:span text:style-name="T3">Water Resources</text:span></text:span><text:span text:style-name="T3">. Island Press, 2010, p.80</text:span></text:p>
        </text:list-item>
        <text:list-item>
          <text:p text:style-name="P6"><text:span text:style-name="Strong_20_Emphasis"><text:span text:style-name="Emphasis"><text:span text:style-name="T2">Global Withdrawal to Availability Ratios</text:span></text:span></text:span><text:span text:style-name="T3"> [map]. Scale not given. In: Shimon C. Anisfeld. </text:span><text:span text:style-name="Emphasis"><text:span text:style-name="T3">Water Resources</text:span></text:span><text:span text:style-name="T3">. Island Press, 2010, p.82</text:span></text:p>
        </text:list-item>
        <text:list-item>
          <text:p text:style-name="P6"><text:span text:style-name="Strong_20_Emphasis"><text:span text:style-name="Emphasis"><text:span text:style-name="T2">Global Private Sector Water Resources</text:span></text:span></text:span><text:span text:style-name="T3"> [map]. Scale not given. In: Shimon C. Anisfeld. </text:span><text:span text:style-name="Emphasis"><text:span text:style-name="T3">Water Resources</text:span></text:span><text:span text:style-name="T3">. Island Press, 2010, p.251</text:span></text:p>
        </text:list-item>
        <text:list-item>
          <text:p text:style-name="P6"><text:span text:style-name="Strong_20_Emphasis"><text:span text:style-name="Emphasis"><text:span text:style-name="T2">Mainland Southeast Asia</text:span></text:span></text:span><text:span text:style-name="T3"> [map]. Scale not given. In: James C. Scott. </text:span><text:span text:style-name="Emphasis"><text:span text:style-name="T3">The Art of Not Being Governed: An Anarchist History of Upland Southeast Asia</text:span></text:span><text:span text:style-name="T3">. Yale University Press, 2009, p.15</text:span></text:p>
        </text:list-item>
        <text:list-item>
          <text:p text:style-name="P6"><text:span text:style-name="Strong_20_Emphasis"><text:span text:style-name="Emphasis"><text:span text:style-name="T2">"Zomia," on the mainland Souteast Asia massif.</text:span></text:span></text:span><text:span text:style-name="T3"> [map]. Scale not given. In: James C. Scott. </text:span><text:span text:style-name="Emphasis"><text:span text:style-name="T3">The Art of Not Being Governed: An Anarchist History of Upland Southeast Asia</text:span></text:span><text:span text:style-name="T3">. Yale University Press, 2009, p.17</text:span></text:p>
        </text:list-item>
        <text:list-item>
          <text:p text:style-name="P6"><text:span text:style-name="Strong_20_Emphasis"><text:span text:style-name="Emphasis"><text:span text:style-name="T2">The Constriction of State Space by Landscape</text:span></text:span></text:span><text:span text:style-name="T3"> [map]. Scale not given. In: James C. Scott. </text:span><text:span text:style-name="Emphasis"><text:span text:style-name="T3">The Art of Not Being Governed: An Anarchist History of Upland Southeast Asia</text:span></text:span><text:span text:style-name="T3">. Yale University Press, 2009, p.46</text:span></text:p>
        </text:list-item>
        <text:list-item>
          <text:p text:style-name="P6"><text:span text:style-name="Strong_20_Emphasis"><text:span text:style-name="Emphasis"><text:span text:style-name="T2">Classical States of Southeast Asia</text:span></text:span></text:span><text:span text:style-name="T3"> [map]. Scale not given. In: James C. Scott. </text:span><text:span text:style-name="Emphasis"><text:span text:style-name="T3">The Art of Not Being Governed: </text:span></text:span><text:soft-page-break/><text:span text:style-name="Emphasis"><text:span text:style-name="T3">An Anarchist History of Upland Southeast Asia</text:span></text:span><text:span text:style-name="T3">. Yale University Press, 2009, p.52</text:span></text:p>
        </text:list-item>
        <text:list-item>
          <text:p text:style-name="P6"><text:span text:style-name="Strong_20_Emphasis"><text:span text:style-name="Emphasis"><text:span text:style-name="T2">Elevation in Central Burma</text:span></text:span></text:span><text:span text:style-name="T3"> [map]. Scale not given. In: James C. Scott. </text:span><text:span text:style-name="Emphasis"><text:span text:style-name="T3">The Art of Not Being Governed: An Anarchist History of Upland Southeast Asia</text:span></text:span><text:span text:style-name="T3">. Yale University Press, 2009, p.55</text:span></text:p>
        </text:list-item>
        <text:list-item>
          <text:p text:style-name="P6"><text:span text:style-name="Strong_20_Emphasis"><text:span text:style-name="Emphasis"><text:span text:style-name="T2">Minbu Kharuin and the Kyaukse Irrigation Works</text:span></text:span></text:span><text:span text:style-name="T3"> [map]. Scale not given. In: James C. Scott. </text:span><text:span text:style-name="Emphasis"><text:span text:style-name="T3">The Art of Not Being Governed: An Anarchist History of Upland Southeast Asia</text:span></text:span><text:span text:style-name="T3">. Yale University Press, 2009, p.56</text:span></text:p>
        </text:list-item>
        <text:list-item>
          <text:p text:style-name="P6"><text:span text:style-name="Strong_20_Emphasis"><text:span text:style-name="Emphasis"><text:span text:style-name="T2">Elevation in the Pegu-Yoma Range</text:span></text:span></text:span><text:span text:style-name="T3"> [map]. Scale not given. In: James C. Scott. </text:span><text:span text:style-name="Emphasis"><text:span text:style-name="T3">The Art of Not Being Governed: An Anarchist History of Upland Southeast Asia</text:span></text:span><text:span text:style-name="T3">. Yale University Press, 2009, p.168</text:span></text:p>
        </text:list-item>
        <text:list-item>
          <text:p text:style-name="P6"><text:span text:style-name="Strong_20_Emphasis"><text:span text:style-name="Emphasis"><text:span text:style-name="T2">The Eastern Provinces with an Inset of Northern Syria</text:span></text:span></text:span><text:span text:style-name="T3"> [map]. Scale not given. In: Ramsay MacMullen. </text:span><text:span text:style-name="Emphasis"><text:span text:style-name="T3">The Second Church (Writings from the Greco-Roman World Supplements)</text:span></text:span><text:span text:style-name="T3">. Society of Biblical Literature, 2009, p.1</text:span></text:p>
        </text:list-item>
        <text:list-item>
          <text:p text:style-name="P6"><text:span text:style-name="Strong_20_Emphasis"><text:span text:style-name="Emphasis"><text:span text:style-name="T2">Antioch in John Chrysostom’s Time</text:span></text:span></text:span><text:span text:style-name="T3"> [map]. Scale not given. In: Ramsay MacMullen. </text:span><text:span text:style-name="Emphasis"><text:span text:style-name="T3">The Second Church (Writings from the Greco-Roman World Supplements)</text:span></text:span><text:span text:style-name="T3">. Society of Biblical Literature, 2009, p.27</text:span></text:p>
        </text:list-item>
        <text:list-item>
          <text:p text:style-name="P6"><text:span text:style-name="Strong_20_Emphasis"><text:span text:style-name="Emphasis"><text:span text:style-name="T2">The Greek Provinces and Lower Danube</text:span></text:span></text:span><text:span text:style-name="T3"> [map]. Scale not given. In: Ramsay MacMullen. </text:span><text:span text:style-name="Emphasis"><text:span text:style-name="T3">The Second Church (Writings from the Greco-Roman World Supplements)</text:span></text:span><text:span text:style-name="T3">. Society of Biblical Literature, 2009, p.35</text:span></text:p>
        </text:list-item>
        <text:list-item>
          <text:p text:style-name="P6"><text:span text:style-name="Strong_20_Emphasis"><text:span text:style-name="Emphasis"><text:span text:style-name="T2">The North African Provinces</text:span></text:span></text:span><text:span text:style-name="T3"> [map]. Scale not given. In: Ramsay MacMullen. </text:span><text:span text:style-name="Emphasis"><text:span text:style-name="T3">The Second Church (Writings from the Greco-Roman World Supplements)</text:span></text:span><text:span text:style-name="T3">. Society of Biblical Literature, 2009, p.52</text:span></text:p>
        </text:list-item>
        <text:list-item>
          <text:p text:style-name="P6"><text:span text:style-name="Strong_20_Emphasis"><text:span text:style-name="Emphasis"><text:span text:style-name="T2">Rome: Selected Church Sites Pre-400</text:span></text:span></text:span><text:span text:style-name="T3"> [map]. Scale not given. In: Ramsay MacMullen. </text:span><text:span text:style-name="Emphasis"><text:span text:style-name="T3">The Second Church (Writings from the Greco-Roman World Supplements)</text:span></text:span><text:span text:style-name="T3">. Society of Biblical Literature, 2009, p.71</text:span></text:p>
        </text:list-item>
        <text:list-item>
          <text:p text:style-name="P6"><text:span text:style-name="Strong_20_Emphasis"><text:span text:style-name="Emphasis"><text:span text:style-name="T2">Italy and Beyond</text:span></text:span></text:span><text:span text:style-name="T3"> [map]. Scale not given. In: Ramsay MacMullen. </text:span><text:span text:style-name="Emphasis"><text:span text:style-name="T3">The Second Church (Writings from the Greco-Roman World Supplements)</text:span></text:span><text:span text:style-name="T3">. Society of Biblical Literature, 2009, p.90</text:span></text:p>
        </text:list-item>
        <text:list-item>
          <text:p text:style-name="P6"><text:span text:style-name="Strong_20_Emphasis"><text:span text:style-name="Emphasis"><text:span text:style-name="T2">The World of Gregory of Nazianzus</text:span></text:span></text:span><text:span text:style-name="T3"> [map]. Scale not given. In: Christopher A. Beeley. </text:span><text:span text:style-name="Emphasis"><text:span text:style-name="T3">Gregory of Nazianzus on the Trinity and the Knowledge of God: In Your Light We Shall See Light (Oxford Studies in Historical Theology)</text:span></text:span><text:span text:style-name="T3">. Oxford University Press, USA, 2008, p.xvii</text:span></text:p>
        </text:list-item>
        <text:list-item>
          <text:p text:style-name="P6"><text:span text:style-name="Strong_20_Emphasis"><text:span text:style-name="Emphasis"><text:span text:style-name="T2">Cappadocia &amp; Environs</text:span></text:span></text:span><text:span text:style-name="T3"> [map]. Scale not given. In: Christopher A. Beeley. </text:span><text:span text:style-name="Emphasis"><text:span text:style-name="T3">Gregory of Nazianzus on the Trinity and the Knowledge of God: In Your Light We Shall See Light (Oxford Studies in Historical Theology)</text:span></text:span><text:span text:style-name="T3">. Oxford University Press, USA, 2008, p.xviii</text:span></text:p>
        </text:list-item>
        <text:list-item>
          <text:p text:style-name="P6"><text:span text:style-name="Strong_20_Emphasis"><text:span text:style-name="Emphasis"><text:span text:style-name="T2">A Map of the German Territory at the Time of Boswell's Travels Showing His Route Between 18 June &amp; 5 July, 1764</text:span></text:span></text:span><text:span text:style-name="T3"> [map]. Scale not given. In: James Boswell. </text:span><text:span text:style-name="Emphasis"><text:span text:style-name="T3">James Boswell: The Journal of His German and Swiss Travels, 1764</text:span></text:span><text:span text:style-name="T3">. Yale University Press, 2008, p.390</text:span></text:p>
        </text:list-item>
        <text:list-item>
          <text:p text:style-name="P6"><text:span text:style-name="Strong_20_Emphasis"><text:span text:style-name="Emphasis"><text:span text:style-name="T2">A Map of the German Territory at the Time of Boswell's Travels Showing His Route Between 12 July &amp; 2 October, 1764</text:span></text:span></text:span><text:span text:style-name="T3"> [map]. Scale not given. In: James Boswell. </text:span><text:span text:style-name="Emphasis"><text:span text:style-name="T3">James Boswell: The Journal of His German and Swiss Travels, 1764</text:span></text:span><text:span text:style-name="T3">. Yale University Press, 2008, p.391</text:span></text:p>
        </text:list-item>
        <text:list-item>
          <text:p text:style-name="P6"><text:span text:style-name="Strong_20_Emphasis"><text:span text:style-name="Emphasis"><text:span text:style-name="T2">A Map of the German Territory at the Time of Boswell's Travels Showing His Route Between 3 October &amp; 17 November, 1764</text:span></text:span></text:span><text:span text:style-name="T3"> [map]. Scale not given. In: James Boswell. </text:span><text:span text:style-name="Emphasis"><text:span text:style-name="T3">James Boswell: The Journal of His German and Swiss Travels, 1764</text:span></text:span><text:span text:style-name="T3">. Yale University Press, 2008, p.392</text:span></text:p>
        </text:list-item>
        <text:list-item>
          <text:p text:style-name="P6"><text:span text:style-name="Strong_20_Emphasis"><text:span text:style-name="Emphasis"><text:span text:style-name="T2">A Map of Swiss Territory at the Time of Boswell's Travels Showing His Route Between 20 November &amp; 1 January, 1765</text:span></text:span></text:span><text:span text:style-name="T3"> [map]. Scale not given. In: James Boswell. </text:span><text:span text:style-name="Emphasis"><text:span text:style-name="T3">James Boswell: The Journal of His German and Swiss Travels, 1764</text:span></text:span><text:span text:style-name="T3">. Yale University Press, 2008, p.393</text:span></text:p>
        </text:list-item>
        <text:list-item>
          <text:p text:style-name="P6"><text:span text:style-name="Strong_20_Emphasis"><text:span text:style-name="Emphasis"><text:span text:style-name="T2">The Atlantic World, Showing the Centers of Aboloshionist Activity, Slave Rebellions, and Conspiracies from 1790 to 1842</text:span></text:span></text:span><text:span text:style-name="T3"> [map]. Scale not given. In: Edward Bartlett Rugemer. </text:span><text:span text:style-name="Emphasis"><text:span text:style-name="T3">The Problem of Emancipation: The Caribbean Roots of the American Civil War</text:span></text:span><text:span text:style-name="T3">. Louisiana State University Press, 2008, p.99</text:span></text:p>
        </text:list-item>
        <text:list-item>
          <text:p text:style-name="P6"><text:span text:style-name="Strong_20_Emphasis"><text:span text:style-name="Emphasis"><text:span text:style-name="T2">A Map of the Northeastern United States, Showing the Sites of "First of August" Celebrations in 1838</text:span></text:span></text:span><text:span text:style-name="T3"> [map]. Scale not given. In: Edward Bartlett Rugemer. </text:span><text:span text:style-name="Emphasis"><text:span text:style-name="T3">The Problem of Emancipation: The Caribbean Roots of the American Civil War</text:span></text:span><text:span text:style-name="T3">. Louisiana State University Press, 2008, p.235</text:span></text:p>
        </text:list-item>
        <text:list-item>
          <text:p text:style-name="P6"><text:span text:style-name="Strong_20_Emphasis"><text:span text:style-name="Emphasis"><text:span text:style-name="T2">A Map of the Northeastern United States, Showing the Sites of "First of August" Celebrations between 1839 and 1849</text:span></text:span></text:span><text:span text:style-name="T3"> [map]. Scale not given. In: Edward Bartlett Rugemer. </text:span><text:span text:style-name="Emphasis"><text:span text:style-name="T3">The Problem of Emancipation: The Caribbean Roots of the American Civil War</text:span></text:span><text:span text:style-name="T3">. Louisiana State University Press, 2008, p.252</text:span></text:p>
        </text:list-item>
        <text:list-item>
          <text:p text:style-name="P6"><text:span text:style-name="Strong_20_Emphasis"><text:span text:style-name="Emphasis"><text:span text:style-name="T2">A Map of the Northeastern United States, Showing the Sites of "First of August" Celebrations between </text:span></text:span></text:span><text:soft-page-break/><text:span text:style-name="Strong_20_Emphasis"><text:span text:style-name="Emphasis"><text:span text:style-name="T2">1850 and 1860</text:span></text:span></text:span><text:span text:style-name="T3"> [map]. Scale not given. In: Edward Bartlett Rugemer. </text:span><text:span text:style-name="Emphasis"><text:span text:style-name="T3">The Problem of Emancipation: The Caribbean Roots of the American Civil War</text:span></text:span><text:span text:style-name="T3">. Louisiana State University Press, 2008, p.253</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Apple Color Emoji', 'Segoe UI Emoji', 'Segoe UI 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ace Maples</meta:initial-creator>
    <meta:creation-date>2015-12-07T15:35:19</meta:creation-date>
    <meta:document-statistic meta:table-count="0" meta:image-count="0" meta:object-count="0" meta:page-count="12" meta:paragraph-count="214" meta:word-count="4393" meta:character-count="29327"/>
    <dc:date>2015-12-07T15:36:44</dc:date>
    <dc:creator>Stace Maples</dc:creator>
    <meta:editing-duration>PT1M27S</meta:editing-duration>
    <meta:editing-cycles>1</meta:editing-cycles>
    <meta:generator>OpenOffice/4.1.1$Unix OpenOffice.org_project/411m6$Build-9775</meta:generator>
  </office:meta>
</office:document-meta>
</file>